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49c8" officeooo:paragraph-rsid="000eaa86"/>
    </style:style>
    <style:style style:name="P2" style:family="paragraph" style:parent-style-name="Text_20_body">
      <style:text-properties fo:font-weight="bold" officeooo:rsid="000d49c8" officeooo:paragraph-rsid="000d49c8" style:font-weight-asian="bold" style:font-weight-complex="bold"/>
    </style:style>
    <style:style style:name="P3" style:family="paragraph" style:parent-style-name="Text_20_body" style:list-style-name="L2">
      <style:text-properties fo:font-weight="bold" officeooo:rsid="00179566" officeooo:paragraph-rsid="00184030" style:font-weight-asian="bold" style:font-weight-complex="bold"/>
    </style:style>
    <style:style style:name="P4" style:family="paragraph" style:parent-style-name="Text_20_body" style:list-style-name="L2">
      <style:text-properties fo:font-weight="bold" officeooo:rsid="00179566" officeooo:paragraph-rsid="00179566" style:font-weight-asian="bold" style:font-weight-complex="bold"/>
    </style:style>
    <style:style style:name="P5" style:family="paragraph" style:parent-style-name="Text_20_body" style:list-style-name="L2">
      <style:text-properties fo:font-weight="bold" officeooo:rsid="00184030" officeooo:paragraph-rsid="00184030" style:font-weight-asian="bold" style:font-weight-complex="bold"/>
    </style:style>
    <style:style style:name="P6" style:family="paragraph" style:parent-style-name="Text_20_body">
      <style:text-properties fo:font-weight="normal" officeooo:rsid="000d49c8" officeooo:paragraph-rsid="000eaa86" style:font-weight-asian="normal" style:font-weight-complex="normal"/>
    </style:style>
    <style:style style:name="P7" style:family="paragraph" style:parent-style-name="Text_20_body">
      <style:text-properties fo:font-style="italic" fo:font-weight="normal" officeooo:rsid="000d49c8" officeooo:paragraph-rsid="000eaa86" style:font-style-asian="italic" style:font-weight-asian="normal" style:font-style-complex="italic" style:font-weight-complex="normal"/>
    </style:style>
    <style:style style:name="P8" style:family="paragraph" style:parent-style-name="Text_20_body">
      <style:text-properties fo:font-style="italic" fo:font-weight="normal" officeooo:rsid="000f9d55" officeooo:paragraph-rsid="000f9d55" style:font-style-asian="italic" style:font-weight-asian="normal" style:font-style-complex="italic" style:font-weight-complex="normal"/>
    </style:style>
    <style:style style:name="P9" style:family="paragraph" style:parent-style-name="Text_20_body">
      <style:text-properties fo:font-style="italic" fo:font-weight="normal" officeooo:rsid="000eaa86" officeooo:paragraph-rsid="000eaa86" style:font-style-asian="italic" style:font-weight-asian="normal" style:font-style-complex="italic" style:font-weight-complex="normal"/>
    </style:style>
    <style:style style:name="P10" style:family="paragraph" style:parent-style-name="Text_20_body">
      <style:text-properties fo:font-style="normal" fo:font-weight="normal" officeooo:rsid="001044de" officeooo:paragraph-rsid="00157046" style:font-style-asian="normal" style:font-weight-asian="normal" style:font-style-complex="normal" style:font-weight-complex="normal"/>
    </style:style>
    <style:style style:name="P11" style:family="paragraph" style:parent-style-name="Text_20_body">
      <style:text-properties fo:font-style="normal" fo:font-weight="normal" officeooo:rsid="00157046" officeooo:paragraph-rsid="00157046" style:font-style-asian="normal" style:font-weight-asian="normal" style:font-style-complex="normal" style:font-weight-complex="normal"/>
    </style:style>
    <style:style style:name="P12" style:family="paragraph" style:parent-style-name="Text_20_body">
      <style:text-properties fo:font-style="normal" fo:font-weight="bold" officeooo:rsid="001044de" officeooo:paragraph-rsid="00157046" style:font-style-asian="normal" style:font-weight-asian="bold" style:font-style-complex="normal" style:font-weight-complex="bold"/>
    </style:style>
    <style:style style:name="P13" style:family="paragraph" style:parent-style-name="Text_20_body" style:list-style-name="L1">
      <style:text-properties officeooo:paragraph-rsid="00157046"/>
    </style:style>
    <style:style style:name="P14" style:family="paragraph" style:parent-style-name="Text_20_body" style:list-style-name="L1">
      <style:text-properties officeooo:rsid="00166103" officeooo:paragraph-rsid="00166103"/>
    </style:style>
    <style:style style:name="P15" style:family="paragraph" style:parent-style-name="Text_20_body" style:list-style-name="L1">
      <style:text-properties officeooo:rsid="00179566" officeooo:paragraph-rsid="00179566"/>
    </style:style>
    <style:style style:name="P16" style:family="paragraph" style:parent-style-name="Text_20_body" style:list-style-name="L1">
      <style:text-properties officeooo:rsid="00184030" officeooo:paragraph-rsid="00184030"/>
    </style:style>
    <style:style style:name="P17" style:family="paragraph" style:parent-style-name="Text_20_body">
      <style:text-properties officeooo:rsid="00184030" officeooo:paragraph-rsid="00184030"/>
    </style:style>
    <style:style style:name="P18" style:family="paragraph" style:parent-style-name="Text_20_body" style:list-style-name="L2">
      <style:text-properties officeooo:rsid="00184030" officeooo:paragraph-rsid="00184030"/>
    </style:style>
    <style:style style:name="P19" style:family="paragraph" style:parent-style-name="Text_20_body" style:list-style-name="L2">
      <style:text-properties officeooo:rsid="001bd546" officeooo:paragraph-rsid="001bd546"/>
    </style:style>
    <style:style style:name="P20" style:family="paragraph" style:parent-style-name="Heading_20_1">
      <style:text-properties officeooo:rsid="000d49c8" officeooo:paragraph-rsid="000d49c8"/>
    </style:style>
    <style:style style:name="T1" style:family="text">
      <style:text-properties officeooo:rsid="000eaa86"/>
    </style:style>
    <style:style style:name="T2" style:family="text">
      <style:text-properties officeooo:rsid="000f9d55"/>
    </style:style>
    <style:style style:name="T3" style:family="text">
      <style:text-properties officeooo:rsid="00121fa0"/>
    </style:style>
    <style:style style:name="T4" style:family="text">
      <style:text-properties officeooo:rsid="00137200"/>
    </style:style>
    <style:style style:name="T5" style:family="text">
      <style:text-properties officeooo:rsid="00166103"/>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57046" style:font-style-asian="normal" style:font-weight-asian="normal" style:font-style-complex="normal" style:font-weight-complex="normal"/>
    </style:style>
    <style:style style:name="T8" style:family="text">
      <style:text-properties fo:font-style="normal" fo:font-weight="normal" officeooo:rsid="00166103" style:font-style-asian="normal" style:font-weight-asian="normal" style:font-style-complex="normal" style:font-weight-complex="normal"/>
    </style:style>
    <style:style style:name="T9" style:family="text">
      <style:text-properties fo:font-style="normal" fo:font-weight="normal" officeooo:rsid="00179566" style:font-style-asian="normal" style:font-weight-asian="normal" style:font-style-complex="normal" style:font-weight-complex="normal"/>
    </style:style>
    <style:style style:name="T10" style:family="text">
      <style:text-properties fo:font-style="normal" fo:font-weight="normal" officeooo:rsid="00184030"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184030" style:font-style-asian="normal" style:font-style-complex="normal"/>
    </style:style>
    <style:style style:name="T13" style:family="text">
      <style:text-properties fo:font-style="normal" officeooo:rsid="0019c945" style:font-style-asian="normal" style:font-style-complex="normal"/>
    </style:style>
    <style:style style:name="T14" style:family="text">
      <style:text-properties fo:font-style="normal" officeooo:rsid="001bd546"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19c945" style:font-style-asian="normal" style:font-weight-asian="bold" style:font-style-complex="normal" style:font-weight-complex="bold"/>
    </style:style>
    <style:style style:name="T17" style:family="text">
      <style:text-properties fo:font-style="normal" fo:font-weight="bold" officeooo:rsid="001b33dd"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officeooo:rsid="001795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Az internet egészsége</text:h>
      <text:p text:style-name="P1">Az interneten a korlátlan lehetőségek. A korlátlan lehetőségek viszont felelősséggel és veszélyekkel járnak. <text:span text:style-name="T1">Mi mindannyian felelősek vagyunk az internet egészségéért, azzal hogy tudatosan használjuk ezt a nagyszerű eszközt.</text:span></text:p>
      <text:p text:style-name="P6"><text:span text:style-name="T1">Az intrenet segítségével egyre több információ érhető el mindenki számára. Elég ha csak például a Wikipédia online enciklopédiára, vagy az OpenStreetMap-re – az online térképre – gondolunk. Ezeken az oldalakon önkéntesek szerkesztik a tartalmakat. Így h van olyan téma ami érdekel, és jók az ismereteid, akár Te is lehetsz szerkesztő. Ugyanígy az OpenStreetMap közösségi térkép projekt is örömmel várja az önkénteseket. Nem nehéz elkezdeni! Nézz körül otthonod, és munkahelyed környezetében, hogy az </text:span><text:a xlink:type="simple" xlink:href="https://osm.org/" text:style-name="Internet_20_link" text:visited-style-name="Visited_20_Internet_20_Link"><text:span text:style-name="T1">https://osm.org/</text:span></text:a><text:span text:style-name="T1"> oldalon minden bolt, út, házszám, tűzcsap, vagy a számodra fontos objektum fel van már szerkesztve. </text:span></text:p>
      <text:p text:style-name="P1"><text:span text:style-name="T18">„Nem szabad mindent elhinni, amit az interneten olvasunk!” – </text:span>Ezt a kijelentést sokan Petőfi Sándornak tulajdonítják. Így megérkeztünk az egyik legfontosabb dologhoz:</text:p>
      <text:p text:style-name="P2">Mindig győző<text:span text:style-name="T5">dj</text:span> az interneten olvasott tartalmak valóságtartalmáról!</text:p>
      <text:p text:style-name="P6">Az internet elterjedésével <text:span text:style-name="T1">az emberek átverésének</text:span> módszere<text:span text:style-name="T1">i</text:span> sokkal hatásosabbak és szélesebb körűek lettek. <text:span text:style-name="T1">Figyelj mindig, hogy mit csinálsz! Lehetőleg kevés információt ossz meg magadról, különösen idegenek számára. </text:span></text:p>
      <text:p text:style-name="P7"><text:span text:style-name="T1">Remélem nem gondolod, hogy bankod weboldalának címét nemrég valami eredetire csak nyomokban hasonlító címre változtatták és ott kell belépned?</text:span></text:p>
      <text:p text:style-name="P8">Bízom benne egyből törlöd az olyan leveleket, ahol Afrikai milliárdos leszármazottak, csak a Te támogatásoddal tudják számodra elérhetővé tenni mesés örökségüket – számodra!</text:p>
      <text:p text:style-name="P9">Ugye nem hiszed el, hogy az <text:span text:style-name="T2">O</text:span>roszországban <text:span text:style-name="T2">élő dekoratív hölgy, három levélváltás után szerelmes lesz beléd, és az utazási költségekhez kér csak néhány száz Eurót „támogatást”.</text:span></text:p>
      <text:p text:style-name="P10">Fontos téma még a kamu weboldalak vagy ahogy sokan ismerik a fake news kérdése. <text:span text:style-name="T3">A weben elburjánzottak a hamis híroldalak. Egy-egy népszerű hazugság hatalmas népszerűséget tud elérni, ha az olvasók megosztják, továbbajánlják.</text:span> <text:span text:style-name="T4">Ezek a hírek rendszerint forrásmegjelölés nélkül, eddig ismeretlen webcím alatt, hiteles impresszum nélküli oldalakról szoktak elindulni. Az is lehet, hogy csak egy hibás fordítás, vagy pontatlanság, esetleg sajtóhiba miatt lesz hír.</text:span></text:p>
      <text:p text:style-name="P12"><text:span text:style-name="T4">Amit ilyenkor teheted, hogy több forrásból ellenőrizd az olvasott hír valóságtartalmát.</text:span></text:p>
      <text:p text:style-name="P11">Az internet egészsége szempontjából fontos, hogy az eszközök amiket használunk, mennyire egészségesek. Különféle veszélyek leselkednek a számítógépekre, tabletekre, mobiltelefonokra. Elég lehet egy kattintás egy <text:span text:style-name="T19">rossz szándékú</text:span> weboldalon, és egy nem javított hiba révén akár a támadó különféle jogosultságokat szerezhet a gépeden.</text:p>
      <text:list xml:id="list4157881567" text:style-name="L1">
        <text:list-item>
          <text:p text:style-name="P16"><text:span text:style-name="T7">T</text:span><text:span text:style-name="T6">elepítsd az elérhető legújabb biztonsági frissítéseket, az összes telepített szoftverhez!</text:span></text:p>
        </text:list-item>
        <text:list-item>
          <text:p text:style-name="P13"><text:span text:style-name="T7">Telepíts </text:span><text:span text:style-name="T10">a </text:span><text:span text:style-name="T7">gépedre megbízható forrásból származó vírusvédelmi szoftvert! </text:span><text:span text:style-name="T8">Vannak hamis vírusirtók, amelyeket telepítve megfertőződ a gépedet. Kerüld ezeket a weboldalakon felugró ablakban hirdetett ingyenes termékeket. Az ajánlott termékek közül itt választhatsz – tetszés szerint: </text:span><text:a xlink:type="simple" xlink:href="https://www.virusbulletin.com/testing/results/latest/vb100-antimalware" text:style-name="Internet_20_link" text:visited-style-name="Visited_20_Internet_20_Link"><text:span text:style-name="T8">https://www.virusbulletin.com/testing/results/latest/vb100-antimalware</text:span></text:a></text:p>
        </text:list-item>
        <text:list-item>
          <text:p text:style-name="P14"><text:soft-page-break/><text:span text:style-name="T6">A telepített </text:span><text:span text:style-name="T7">vírusvédelmi </text:span><text:span text:style-name="T6">szoftvert úgy állítsd be, hogy állandóan felügyelje a gépedet. Hetente futtass le teljes keresést is.</text:span></text:p>
        </text:list-item>
        <text:list-item>
          <text:p text:style-name="P14"><text:span text:style-name="T6">Csak megbízható forrásból telepíts szoftvereket!</text:span></text:p>
        </text:list-item>
        <text:list-item>
          <text:p text:style-name="P14"><text:span text:style-name="T6">Készíts a fontos adataidról legalább egy, de még inkább két másolatot. Használhatsz </text:span><text:span text:style-name="T9">külső meghajtót, pendrive-ot, </text:span><text:span text:style-name="T6">felhő szolgáltatást is. </text:span><text:span text:style-name="T9">Ajánlatos hetente, de akár naponta is menteni az adatokat. </text:span><text:span text:style-name="T10">A rendszeredről is ajánlatos mentést készíteni, amivel vissza tudod állítani a szoftverkörnyezetet egy szoftveres probléma vagy hardverhiba esetén.</text:span></text:p>
        </text:list-item>
        <text:list-item>
          <text:p text:style-name="P14"><text:span text:style-name="T6">Eszközeidet megfelelő erősségű, különböző jelszavakkal </text:span><text:span text:style-name="T9">vagy jelkódokkal </text:span><text:span text:style-name="T6">védd.</text:span></text:p>
        </text:list-item>
        <text:list-item>
          <text:p text:style-name="P14"><text:span text:style-name="T6">A hordozható gépeket védd meg lopás ellen. Használhatsz Kengsington zárat, megbízható személy általi állandó felügyeletet, </text:span><text:span text:style-name="T9">vagy a gép zárható helységbe, szekrénybe helyezését.</text:span></text:p>
        </text:list-item>
        <text:list-item>
          <text:p text:style-name="P15"><text:span text:style-name="T6">Védd meg felhasználói fiókjaidat! Egyes fiókok nagy értéket képviselnek. Például az összes bizalmas levelezése, megvásárolt szoftverek vagy oktatások (Steam és egyéb szoftveráruházak, online oktatóportálok). Ennek érdekében fontos, hogy megfelelő jelszóhasználati szokásokat kezdj el használni.</text:span></text:p>
        </text:list-item>
      </text:list>
      <text:p text:style-name="P17"><text:span text:style-name="T6">A megfelelő jelszóhasználati szokásokat nem nehéz elsajátítani, és van segítséged, amivel meg is tudod valósítani.</text:span></text:p>
      <text:list xml:id="list2581829010" text:style-name="L2">
        <text:list-item>
          <text:p text:style-name="P3"><text:span text:style-name="T11">Használj legalább 16 karakteres jelszót, amely </text:span><text:span text:style-name="T12">kis- és nagybetűket, számokat és speciális karaktereket tartalmaz. </text:span><text:span text:style-name="T14">Legjobb, ha véletlen jelszót generálsz magadnak. De az is megfelelő, ha verseket, általad ismert szövegekből betűket válogatsz ki egy szisztéma alapján, és számokkal kiegészítve az lesz a jelszavad egy adott helyre.</text:span></text:p>
        </text:list-item>
        <text:list-item>
          <text:p text:style-name="P4"><text:span text:style-name="T11">Minden weboldalon más jelszavad legyen.</text:span></text:p>
        </text:list-item>
        <text:list-item>
          <text:p text:style-name="P5"><text:span text:style-name="T11">Használj jelszókezelő alkalmazást, vagy a böngészőbe épített bejelentkezés-mentési lehetőséget. </text:span><text:span text:style-name="T13">A Firefox böngésző Mentett bejelentkezések szolgáltatása erre kiválóan alkalmas. Ne felejts el beállítani Mesterjelszót a jelszótároló alkalmazás számára sem!</text:span></text:p>
        </text:list-item>
        <text:list-item>
          <text:p text:style-name="P18"><text:span text:style-name="T15">Használj kétlépcsős vagy kétfaktoros hitelesítést – ahol csak lehet. </text:span><text:span text:style-name="T16">Használhatsz </text:span><text:span text:style-name="T17">hitelesítő alkalmazást, például</text:span><text:span text:style-name="T16"> Google Authenticator-t, </text:span><text:span text:style-name="T17">AndOTP-t</text:span><text:span text:style-name="T16"> (Androidon), vagy más OTP </text:span><text:span text:style-name="T17">(egyszer használatos kód) </text:span><text:span text:style-name="T16">eszközt, amellyel </text:span><text:span text:style-name="T17">belépéskor egy másik eszközön megjelenő kódot kell megadni a weboldalon, vagy a telefonon kell jóváhagyni a belépést.</text:span></text:p>
        </text:list-item>
        <text:list-item>
          <text:p text:style-name="P19"><text:span text:style-name="T17">A </text:span><text:a xlink:type="simple" xlink:href="https://monitor.firefox.com/" text:style-name="Internet_20_link" text:visited-style-name="Visited_20_Internet_20_Link"><text:span text:style-name="T17">https://monitor.firefox.com/</text:span></text:a><text:span text:style-name="T17"> </text:span><text:span text:style-name="T15">oldalon email címed megadásával ellenőrizheted, ha egy fiókodat érte-e támadás, vagy megszerezhették-e a jelszavad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09:28:39.279936876</meta:creation-date>
    <dc:date>2019-07-26T11:05:33.518508321</dc:date>
    <meta:editing-duration>PT39M49S</meta:editing-duration>
    <meta:editing-cycles>9</meta:editing-cycles>
    <meta:generator>LibreOffice/6.2.4.2$Linux_X86_64 LibreOffice_project/20$Build-2</meta:generator>
    <meta:document-statistic meta:table-count="0" meta:image-count="0" meta:object-count="0" meta:page-count="2" meta:paragraph-count="26" meta:word-count="693" meta:character-count="5416" meta:non-whitespace-character-count="4754"/>
  </office:meta>
</office:document-meta>
</file>